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3C0000007D303E0AF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l" fo:country="GR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γραφικά1" text:anchor-type="paragraph" svg:x="-0.854cm" svg:y="1.085cm" svg:width="19.793cm" svg:height="4.196cm" draw:z-index="0"><draw:image xlink:href="Pictures/100000000000063C0000007D303E0AF9.png" xlink:type="simple" xlink:show="embed" xlink:actuate="onLoad"/></draw:frame></text:p>
      <text:p text:style-name="Standard"/>
      <text:p text:style-name="Standard"/>
      <text:p text:style-name="P1">Η λογικη που ακολουθησα βασιζεται στον παραπανω τυπο για την κατασκευγ των <text:span text:style-name="T1">Results.</text:span></text:p>
      <text:p text:style-name="P1">Ακολουθησαμε διαφορετικη τακτικη με τον συμφοιτητη μου για <text:span text:style-name="T1">AveP </text:span>και <text:span text:style-name="T1">Ndcg </text:span>καθως ημουν καλυτερα εξοικειωμενος με τα <text:span text:style-name="T1">multivalue maps.</text:span>Ανοιγω τα 2 <text:span text:style-name="T1">Files </text:span>ξεχωριστα και αποθηκευω σε ενα <text:span text:style-name="T1">hashset </text:span>και ενα <text:span text:style-name="T1">multivalue map </text:span>τα στοιχεια που χρειαζομαι απο τα <text:span text:style-name="T1">Results </text:span>Και <text:span text:style-name="T1">Qrls </text:span>Και <text:s/>στην συνεχεια χρησιμοποιωντας τις αναγκαιες μεταβλητες υπολογιζω το Α<text:span text:style-name="T1">vep </text:span>για καθε <text:span text:style-name="T1">topic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5-18T21:25:13.93</meta:creation-date>
    <meta:document-statistic meta:table-count="0" meta:image-count="1" meta:object-count="0" meta:page-count="1" meta:paragraph-count="2" meta:word-count="67" meta:character-count="437"/>
    <dc:date>2017-05-18T21:30:36.55</dc:date>
    <meta:editing-duration>PT5M24S</meta:editing-duration>
    <meta:editing-cycles>1</meta:editing-cycles>
    <meta:generator>OpenOffice/4.1.3$Win32 OpenOffice.org_project/413m1$Build-9783</meta:generator>
  </office:meta>
</office:document-meta>
</file>